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F6000004C9BB39EC38D747FE0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Picture 2" text:anchor-type="as-char" svg:width="23.86cm" svg:height="15.829cm" draw:z-index="0"><draw:image xlink:href="Pictures/10000000000004F6000004C9BB39EC38D747FE01.jpg" xlink:type="simple" xlink:show="embed" xlink:actuate="onLoad" loext:mime-type="image/jpeg"/><svg:desc>A picture containing diagram

Description automatically generated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0:07:30.181739234</meta:creation-date>
    <dc:date>2020-11-25T20:08:37.974663587</dc:date>
    <meta:editing-duration>PT1M9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0.7.3$Linux_X86_64 LibreOffice_project/00m0$Build-3</meta:generator>
  </office:meta>
</office:document-meta>
</file>